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color="#262626" style:font-name="Times New Roman" fo:font-size="13pt" fo:language="sk" fo:country="SK" style:font-size-asian="13pt" style:font-name-complex="Times New Roman1" style:font-size-complex="13pt"/>
    </style:style>
    <style:style style:name="P2" style:family="paragraph" style:parent-style-name="Standard">
      <style:paragraph-properties fo:orphans="0" fo:widows="0"/>
      <style:text-properties fo:color="#262626" style:font-name="Times New Roman" fo:font-size="13pt" fo:language="sk" fo:country="SK" style:font-size-asian="13pt" style:font-name-complex="Times New Roman1" style:font-size-complex="13pt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 style:master-page-name="Standard">
      <style:paragraph-properties fo:margin-top="0cm" fo:margin-bottom="0.176cm" loext:contextual-spacing="false" fo:orphans="0" fo:widows="0" style:page-number="auto"/>
    </style:style>
    <style:style style:name="P5" style:family="paragraph" style:parent-style-name="Standard">
      <style:paragraph-properties fo:margin-top="0cm" fo:margin-bottom="0.494cm" loext:contextual-spacing="false" fo:orphans="0" fo:widows="0"/>
    </style:style>
    <style:style style:name="T1" style:family="text">
      <style:text-properties fo:color="#262626" style:font-name="Times New Roman" fo:font-size="23pt" fo:language="sk" fo:country="SK" style:font-size-asian="23pt" style:font-name-complex="Times New Roman1" style:font-size-complex="23pt"/>
    </style:style>
    <style:style style:name="T2" style:family="text">
      <style:text-properties fo:color="#262626" style:font-name="Times New Roman" fo:font-size="13pt" fo:language="sk" fo:country="SK" style:font-size-asian="13pt" style:font-name-complex="Times New Roman1" style:font-size-complex="13pt"/>
    </style:style>
    <style:style style:name="T3" style:family="text">
      <style:text-properties fo:color="#27518c" style:font-name="Times New Roman" fo:font-size="13pt" fo:language="sk" fo:country="SK" style:font-size-asian="13pt" style:font-name-complex="Times New Roman1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Gaajhkide saemien noeride!</text:span></text:p>
      <text:p text:style-name="P2"><text:bookmark text:name="_GoBack"/></text:p>
      <text:p text:style-name="P3"><text:span text:style-name="T2">Bøøreme aelkiedaehtedh samien noeriorganisasjovenm!</text:span></text:p>
      <text:p text:style-name="P2"/>
      <text:p text:style-name="P5"><text:span text:style-name="T2">Sijhth dåeriedidh maam historjesadtem? Dåeredh aelkedhdh ov-gårreldh abpe-rijhken siebriem saemien noeride? Golken 16.-18. Biejji aalkoetjåanghkoe Romsesne, jih mijjeh sijhtebe datne aaj edtjh dåeriedidh.</text:span></text:p>
      <text:p text:style-name="P5"><text:span text:style-name="T2">Mannasinie?</text:span></text:p>
      <text:p text:style-name="P5"><text:span text:style-name="T2">Saemien noereh veasoeminie abpe Nøøren jih daelie ij gååvnesh naaken råakesjimmie-sijjie mijjide mij politikem jih jaahkoen dåeresth. Gellien aejkien lin noereh jih geervealmetjh ohtselamme juste dagkeres siebriem, jih aaj Nøørjesne saemien rijhkesiebrie noeride daerpies. Daam edtjebe daelie darjodh!</text:span></text:p>
      <text:p text:style-name="P5"><text:span text:style-name="T2">Aejkie: Golken 16.-18. Biejje</text:span></text:p>
      <text:p text:style-name="P5"><text:span text:style-name="T2"> Sijjeh: Kvaløya bydelshus, Romsesne Tjåanghkoe tjïervehts</text:span></text:p>
      <text:p text:style-name="P5"><text:span text:style-name="T2">Programme aane naemhtie våjnoe:</text:span></text:p>
      <text:p text:style-name="P5"><text:span text:style-name="T2">Bearjadahken: Gaajhkesh dovnesh Romsen jaksi jih aavoedim mubpie iehkiedasse. </text:span></text:p>
      <text:p text:style-name="P5"><text:span text:style-name="T2">Laavadahken: Jijtje aelkiedimmietjåanghkoe jih murreds konserte iehkeden </text:span></text:p>
      <text:p text:style-name="P5"><text:span text:style-name="T2">Aejlegen: Gåatan vidh vuelkedh</text:span></text:p>
      <text:p text:style-name="P5"><text:span text:style-name="T2">Håhkesjibie buektedibie gøøkte bussah mah vuejiejægan Romsese, akte Gærhkoenjaarkeste jih mubpie Tråanteste. Jis mingemes beetnegeviertiem maam vuertieminie åadtjoejibie.</text:span></text:p>
      <text:p text:style-name="P5"><text:span text:style-name="T2">Sijhth dåeriedidh? Soptsesh </text:span><text:a xlink:type="simple" xlink:href="mailto:susanneamalie@gmail.com%60ese" text:style-name="Standard" text:visited-style-name="Standard"><text:span text:style-name="T3">susanneamalie@gmail.com`ese</text:span></text:a><text:span text:style-name="T2"> ååvtelen Golken mubpien biejjen, juktie daejrebe nuekies beapmoh gaajhkide!</text:span></text:p>
      <text:p text:style-name="P5"><text:span text:style-name="T2">Vaajtele</text:span></text:p>
      <text:p text:style-name="P5"><text:span text:style-name="T2">Baarkoedåehkieh saemien noerisiebriem aelkiedidh, åajviem Susanne Amalie Andersen baaktoe.  telefovne:  (+47) 92835649 e-påaste: </text:span><text:a xlink:type="simple" xlink:href="mailto:susanneamalie@gmail.com" text:style-name="Standard" text:visited-style-name="Standard"><text:span text:style-name="T3">susanneamalie@gmail.com</text:span></text:a></text:p>
      <text:p text:style-name="Standard"><text:span text:style-name="T2">Ps!  Veartesjh aaj </text:span><text:a xlink:type="simple" xlink:href="http://www.nuora.blogg.no/" text:style-name="Standard" text:visited-style-name="Standard"><text:span text:style-name="T3">www.nuora.blogg.no</text:span></text:a><text:span text:style-name="T2"> jallh Facebook-dåehkiem ?stiftelse av samisk ungdomsorganisasjon? juktie orre bievnesh tjåanghkoem bijre åådtje.</text:span></text:p>
      <text:p text:style-name="P1"/>
      <text:p text:style-name="P1"/>
      <text:p text:style-name="P1"/>
      <text:p text:style-name="Standard"><text:span text:style-name="T2">Veedtjeme (10.05.12) sæjroste </text:span><text:a xlink:type="simple" xlink:href="http://www.nuora.blogg.no/" text:style-name="Standard" text:visited-style-name="Standard"><text:span text:style-name="T3">www.nuora.blogg.no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obletekst_20_Tegn" style:display-name="Bobletekst Teg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ssel Jåma</meta:initial-creator>
    <dc:creator>Sissel Jåma</dc:creator>
    <meta:editing-cycles>4</meta:editing-cycles>
    <meta:creation-date>2012-05-11T07:39:00</meta:creation-date>
    <dc:date>2012-05-11T08:11:00</dc:date>
    <meta:editing-duration>PT2M</meta:editing-duration>
    <meta:generator>LibreOffice/6.4.6.2$Linux_X86_64 LibreOffice_project/40$Build-2</meta:generator>
    <meta:document-statistic meta:table-count="0" meta:image-count="0" meta:object-count="0" meta:page-count="1" meta:paragraph-count="17" meta:word-count="169" meta:character-count="1551" meta:non-whitespace-character-count="1393"/>
    <meta:user-defined meta:name="AppVersion">14.0000</meta:user-defined>
    <meta:user-defined meta:name="Company">Sør-Trøndelag Fylkeskommune, Aaj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